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30" officeooo:paragraph-rsid="00068030"/>
    </style:style>
    <style:style style:name="P2" style:family="paragraph" style:parent-style-name="Standard">
      <style:text-properties officeooo:rsid="000989cb" officeooo:paragraph-rsid="000989cb"/>
    </style:style>
    <style:style style:name="P3" style:family="paragraph" style:parent-style-name="Standard">
      <style:text-properties officeooo:rsid="000a6781" officeooo:paragraph-rsid="000a6781"/>
    </style:style>
    <style:style style:name="P4" style:family="paragraph" style:parent-style-name="Standard">
      <style:text-properties officeooo:rsid="000beb32" officeooo:paragraph-rsid="000beb32"/>
    </style:style>
    <style:style style:name="P5" style:family="paragraph" style:parent-style-name="Standard">
      <style:text-properties officeooo:rsid="000bed18" officeooo:paragraph-rsid="000bed18"/>
    </style:style>
    <style:style style:name="P6" style:family="paragraph" style:parent-style-name="Standard">
      <style:text-properties officeooo:rsid="000c1f6d" officeooo:paragraph-rsid="000c1f6d"/>
    </style:style>
    <style:style style:name="P7" style:family="paragraph" style:parent-style-name="Standard">
      <style:text-properties officeooo:rsid="000d68c0" officeooo:paragraph-rsid="000d68c0"/>
    </style:style>
    <style:style style:name="P8" style:family="paragraph" style:parent-style-name="Standard">
      <style:text-properties officeooo:rsid="000e3c35" officeooo:paragraph-rsid="000e3c35"/>
    </style:style>
    <style:style style:name="P9" style:family="paragraph" style:parent-style-name="Standard">
      <style:text-properties officeooo:rsid="000e40dd" officeooo:paragraph-rsid="000e40dd"/>
    </style:style>
    <style:style style:name="P10" style:family="paragraph" style:parent-style-name="Standard">
      <style:text-properties officeooo:rsid="000f78bb" officeooo:paragraph-rsid="000f78bb"/>
    </style:style>
    <style:style style:name="P11" style:family="paragraph" style:parent-style-name="Standard">
      <style:text-properties officeooo:rsid="00104bc9" officeooo:paragraph-rsid="00104bc9"/>
    </style:style>
    <style:style style:name="P12" style:family="paragraph" style:parent-style-name="Standard">
      <style:text-properties officeooo:rsid="0011ea56" officeooo:paragraph-rsid="0011ea56"/>
    </style:style>
    <style:style style:name="P13" style:family="paragraph" style:parent-style-name="Standard">
      <style:text-properties officeooo:rsid="0013531d" officeooo:paragraph-rsid="0013531d"/>
    </style:style>
    <style:style style:name="P14" style:family="paragraph" style:parent-style-name="Standard">
      <style:text-properties officeooo:rsid="001429a9" officeooo:paragraph-rsid="001429a9"/>
    </style:style>
    <style:style style:name="P15" style:family="paragraph" style:parent-style-name="Standard">
      <style:text-properties officeooo:rsid="001429a9" officeooo:paragraph-rsid="00167fb3"/>
    </style:style>
    <style:style style:name="P16" style:family="paragraph" style:parent-style-name="Standard">
      <style:text-properties style:text-underline-style="solid" style:text-underline-width="auto" style:text-underline-color="font-color" officeooo:rsid="001429a9" officeooo:paragraph-rsid="001429a9"/>
    </style:style>
    <style:style style:name="P17" style:family="paragraph" style:parent-style-name="Standard">
      <style:text-properties style:text-underline-style="solid" style:text-underline-width="auto" style:text-underline-color="font-color" officeooo:rsid="001660a9" officeooo:paragraph-rsid="001660a9"/>
    </style:style>
    <style:style style:name="P18" style:family="paragraph" style:parent-style-name="Standard">
      <style:text-properties officeooo:rsid="00153ec4" officeooo:paragraph-rsid="00153ec4"/>
    </style:style>
    <style:style style:name="P19" style:family="paragraph" style:parent-style-name="Standard">
      <style:text-properties officeooo:rsid="0015e594" officeooo:paragraph-rsid="0015e594"/>
    </style:style>
    <style:style style:name="P20" style:family="paragraph" style:parent-style-name="Standard">
      <style:text-properties officeooo:rsid="00153ec4" officeooo:paragraph-rsid="00153ec4"/>
    </style:style>
    <style:style style:name="P21" style:family="paragraph" style:parent-style-name="Standard">
      <style:text-properties officeooo:rsid="0016814f" officeooo:paragraph-rsid="0016814f"/>
    </style:style>
    <style:style style:name="P22" style:family="paragraph" style:parent-style-name="Standard">
      <style:text-properties officeooo:rsid="00179053" officeooo:paragraph-rsid="00179053"/>
    </style:style>
    <style:style style:name="P23" style:family="paragraph" style:parent-style-name="Standard">
      <style:text-properties style:text-underline-style="solid" style:text-underline-width="auto" style:text-underline-color="font-color" officeooo:rsid="00179053" officeooo:paragraph-rsid="00179053"/>
    </style:style>
    <style:style style:name="P24" style:family="paragraph" style:parent-style-name="Standard">
      <style:text-properties style:text-underline-style="solid" style:text-underline-width="auto" style:text-underline-color="font-color" officeooo:rsid="001ae20b" officeooo:paragraph-rsid="001ae20b"/>
    </style:style>
    <style:style style:name="P25" style:family="paragraph" style:parent-style-name="Standard">
      <style:text-properties officeooo:rsid="0019125e" officeooo:paragraph-rsid="0019125e"/>
    </style:style>
    <style:style style:name="P26" style:family="paragraph" style:parent-style-name="Standard">
      <style:text-properties officeooo:rsid="00068030" officeooo:paragraph-rsid="00068030"/>
    </style:style>
    <style:style style:name="P27" style:family="paragraph" style:parent-style-name="Standard">
      <style:text-properties officeooo:rsid="001b2c17" officeooo:paragraph-rsid="001b2c17"/>
    </style:style>
    <style:style style:name="T1" style:family="text">
      <style:text-properties officeooo:rsid="0007b43e"/>
    </style:style>
    <style:style style:name="T2" style:family="text">
      <style:text-properties officeooo:rsid="00104bc9"/>
    </style:style>
    <style:style style:name="T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ightning talk on 5<text:span text:style-name="T3">th</text:span> Oct Friday before short break Paul Fioravanti</text:p>
      <text:p text:style-name="P1"/>
      <text:p text:style-name="P1">Dont update you data, database or table through GUI. <text:span text:style-name="T1">Only do through code. </text:span></text:p>
      <text:p text:style-name="P1"/>
      <text:p text:style-name="P2">Rails new suhe –database postgresql</text:p>
      <text:p text:style-name="P2"/>
      <text:p text:style-name="P2">go to localhost:3000 you will get error as there is no database</text:p>
      <text:p text:style-name="P2"/>
      <text:p text:style-name="P2">then rails <text:a xlink:type="simple" xlink:href="db:create" text:style-name="Internet_20_link" text:visited-style-name="Visited_20_Internet_20_Link">db:create</text:a> </text:p>
      <text:p text:style-name="P2"/>
      <text:p text:style-name="P2">go to localhost: 3000 you will see “yay” page now</text:p>
      <text:p text:style-name="P2"/>
      <text:p text:style-name="P2"/>
      <text:p text:style-name="P2">database is there but no tables</text:p>
      <text:p text:style-name="P2"/>
      <text:p text:style-name="P2">let us create a table</text:p>
      <text:p text:style-name="P2"/>
      <text:p text:style-name="P2">rails g model superhero name:string age:integer power:string description:text</text:p>
      <text:p text:style-name="P2"/>
      <text:p text:style-name="P2">this command will create a file in app&gt;models called superhero.rb</text:p>
      <text:p text:style-name="P2"/>
      <text:p text:style-name="P2">in db&gt;migrate a file will be created. File name will be something like 20181004093730_create_superheros.rb</text:p>
      <text:p text:style-name="P2"/>
      <text:p text:style-name="P2">this will have a class CreateSuperheros &lt; ActiveRecord::Migration[5.2]</text:p>
      <text:p text:style-name="P2"/>
      <text:p text:style-name="P3">now do rails <text:a xlink:type="simple" xlink:href="db:migrate" text:style-name="Internet_20_link" text:visited-style-name="Visited_20_Internet_20_Link">db:migrate</text:a> </text:p>
      <text:p text:style-name="P3">this should create a table </text:p>
      <text:p text:style-name="P3"/>
      <text:p text:style-name="P3">now go to rails console by typing</text:p>
      <text:p text:style-name="P3">rails console</text:p>
      <text:p text:style-name="P3"/>
      <text:p text:style-name="P3">to check status of migration in rails console type the following</text:p>
      <text:p text:style-name="P3"/>
      <text:p text:style-name="P3">rails <text:a xlink:type="simple" xlink:href="db:migrate:status" text:style-name="Internet_20_link" text:visited-style-name="Visited_20_Internet_20_Link">db:migrate:status</text:a></text:p>
      <text:p text:style-name="P3"/>
      <text:p text:style-name="P3">if there is status down that means there is one migration ready to go</text:p>
      <text:p text:style-name="P3">if there is status up that means that migration has been migrated </text:p>
      <text:p text:style-name="P3"/>
      <text:p text:style-name="P3">now we have a table and we want to add data to it. </text:p>
      <text:p text:style-name="P3">For that go to rails console</text:p>
      <text:p text:style-name="P3"/>
      <text:p text:style-name="P3"/>
      <text:p text:style-name="P4">when CreateSuperheros inherits from ActiveRecord::Migration then it gets all the CURD functionality</text:p>
      <text:p text:style-name="P4"/>
      <text:p text:style-name="P5">database name should be in plural superheros, table name should be singular</text:p>
      <text:p text:style-name="P5"/>
      <text:p text:style-name="P5">when we create database we do not give name, we simply do </text:p>
      <text:p text:style-name="P5">rails <text:a xlink:type="simple" xlink:href="db:create" text:style-name="Internet_20_link" text:visited-style-name="Visited_20_Internet_20_Link">db:create</text:a> </text:p>
      <text:p text:style-name="P5">rails <text:a xlink:type="simple" xlink:href="db:migrate" text:style-name="Internet_20_link" text:visited-style-name="Visited_20_Internet_20_Link">db:migrate</text:a></text:p>
      <text:p text:style-name="P5"/>
      <text:p text:style-name="P6">we have two or three ways to enter data in the database</text:p>
      <text:p text:style-name="P6"/>
      <text:p text:style-name="P19">Method 1</text:p>
      <text:p text:style-name="P19"/>
      <text:p text:style-name="P6">Superhero.create(name: "Karuna", age: 25, description: "web dev for five yrs")</text:p>
      <text:p text:style-name="P19"><text:soft-page-break/></text:p>
      <text:p text:style-name="P19">Method 2</text:p>
      <text:p text:style-name="P6">venom = Superhero.new</text:p>
      <text:p text:style-name="P6"/>
      <text:p text:style-name="P6">we have instantiate the object and stored it into variable venom</text:p>
      <text:p text:style-name="P6"/>
      <text:p text:style-name="P7">venom.name = ‘Venom’ (you can give either single or double quote)</text:p>
      <text:p text:style-name="P7">venom.age = 12</text:p>
      <text:p text:style-name="P7">venom.power = ‘long tongue’</text:p>
      <text:p text:style-name="P7">venom.description = ‘baby venom’</text:p>
      <text:p text:style-name="P7"/>
      <text:p text:style-name="P7">venom.save</text:p>
      <text:p text:style-name="P7"/>
      <text:p text:style-name="P8">Third way</text:p>
      <text:p text:style-name="P8">Superhero.create <text:s/>do |s|</text:p>
      <text:p text:style-name="P8">s.name = “robert”</text:p>
      <text:p text:style-name="P8">s.age = 14</text:p>
      <text:p text:style-name="P8">s.description=”the good guy”</text:p>
      <text:p text:style-name="P8">s.power=”spider web”</text:p>
      <text:p text:style-name="P8">end <text:tab/><text:tab/><text:tab/><text:tab/>#no need to do save in this case</text:p>
      <text:p text:style-name="P8"/>
      <text:p text:style-name="P9">we have data in our database now it is time to read them.</text:p>
      <text:p text:style-name="P9"/>
      <text:p text:style-name="P17">Reading Data</text:p>
      <text:p text:style-name="P17"/>
      <text:p text:style-name="P9">Superhero.all</text:p>
      <text:p text:style-name="P9">this gives all the record <text:span text:style-name="T2">as array (because there can be multiple records)</text:span></text:p>
      <text:p text:style-name="P9"/>
      <text:p text:style-name="P10">Superhero.first</text:p>
      <text:p text:style-name="P10">this gives first record of the database (record with id 1) <text:span text:style-name="T2">gives as object (because there is only one return)</text:span></text:p>
      <text:p text:style-name="P10"/>
      <text:p text:style-name="P11">Superhero.where(age:12)</text:p>
      <text:p text:style-name="P11">this is filter gives record as array (because there can be multiple record)</text:p>
      <text:p text:style-name="P11"/>
      <text:p text:style-name="P11">Superhero.find_by(age:14)</text:p>
      <text:p text:style-name="P11">this returns first one that matches the argument returns as object (because there is only one return)</text:p>
      <text:p text:style-name="P11"/>
      <text:p text:style-name="P12">.where returns all the match but find_by returns the one that matches the first record even if there are multiple records that match the condition</text:p>
      <text:p text:style-name="P12"/>
      <text:p text:style-name="P12"/>
      <text:p text:style-name="P13">if parameter does not match then we get empty array, not nil</text:p>
      <text:p text:style-name="P13"/>
      <text:p text:style-name="P16">Updating Record</text:p>
      <text:p text:style-name="P14"/>
      <text:p text:style-name="P15">1. We need to first fird the record we want to update</text:p>
      <text:p text:style-name="P15"/>
      <text:p text:style-name="P15">for that we use find_by method<text:line-break/>Superhero.find_by(name: “venom”)</text:p>
      <text:p text:style-name="P14">this brings the record (whole row) of venom</text:p>
      <text:p text:style-name="P14"/>
      <text:p text:style-name="P14">2. now save the brought record in a variable</text:p>
      <text:p text:style-name="P18">venom = Superhero.find_by(name:”venom”)</text:p>
      <text:p text:style-name="P18"/>
      <text:p text:style-name="P18">now entire row is in the variable venom</text:p>
      <text:p text:style-name="P18"/>
      <text:p text:style-name="P18"><text:soft-page-break/>3. to update overwrite the field in the variable first and save that variable.</text:p>
      <text:p text:style-name="P18"/>
      <text:p text:style-name="P18">So venom.power = “nbig head”</text:p>
      <text:p text:style-name="P18"/>
      <text:p text:style-name="P18">4. venom.save</text:p>
      <text:p text:style-name="P18"/>
      <text:p text:style-name="P18">second way</text:p>
      <text:p text:style-name="P18">bring the entire row in a variable like we did in point 1 and 2</text:p>
      <text:p text:style-name="P18">then use .update method</text:p>
      <text:p text:style-name="P18">venom.update(power: “ “ ,description: “ “)</text:p>
      <text:p text:style-name="P18"/>
      <text:p text:style-name="P18">we do not need to save if we do .update method</text:p>
      <text:p text:style-name="P18"/>
      <text:p text:style-name="P18">if you want to update all the record </text:p>
      <text:p text:style-name="P18"/>
      <text:p text:style-name="P18">Superhero.update_all(age:100)</text:p>
      <text:p text:style-name="P18"/>
      <text:p text:style-name="P21">Deleting </text:p>
      <text:p text:style-name="P21"/>
      <text:p text:style-name="P21">just like update we need to first know what we want to delete. So first find the data that you want to delete.</text:p>
      <text:p text:style-name="P21"/>
      <text:p text:style-name="P21">Find the record first:</text:p>
      <text:p text:style-name="P21">venom = Superhero.where(id: 2)</text:p>
      <text:p text:style-name="P21">(this returns array. So when deleting we have to delete inside the array)</text:p>
      <text:p text:style-name="P21"/>
      <text:p text:style-name="P21">all the data related to id is in venom. Now delete the venom.</text:p>
      <text:p text:style-name="P21"/>
      <text:p text:style-name="P21">Venom.destroy_all</text:p>
      <text:p text:style-name="P21"/>
      <text:p text:style-name="P21">next way to destroy: chaining</text:p>
      <text:p text:style-name="P21"/>
      <text:p text:style-name="P21">Superhero.find_by(name: “Spiderman”).destroy</text:p>
      <text:p text:style-name="P21">(not destroy_all because find_by returns only one record, not an array)</text:p>
      <text:p text:style-name="P21"/>
      <text:p text:style-name="P22">actually deleting a record, you can keep a flag of true or false. Show only true when deleted, update the flag to false.</text:p>
      <text:p text:style-name="P22"/>
      <text:p text:style-name="P23">Now we will learn relationship between the table:</text:p>
      <text:p text:style-name="P22"/>
      <text:p text:style-name="P25">every table in your database gets a model. Model and table has one to one relationship. That is what ORM is. Understand what ORM. </text:p>
      <text:p text:style-name="P25">So one object relates to one table.</text:p>
      <text:p text:style-name="P25"/>
      <text:p text:style-name="P25">First create the table:</text:p>
      <text:p text:style-name="P25"/>
      <text:p text:style-name="P25"><text:s/>rails g model villains name:string description:text favourite_fruit:string</text:p>
      <text:p text:style-name="P25"/>
      <text:p text:style-name="P27">5 October 2018</text:p>
      <text:p text:style-name="P27"/>
      <text:p text:style-name="P27">Revision CURD:</text:p>
      <text:p text:style-name="P27"/>
      <text:p text:style-name="P27"/>
      <text:p text:style-name="P25"/>
      <text:p text:style-name="P25"/>
      <text:p text:style-name="P25"/>
      <text:p text:style-name="P25"/>
      <text:p text:style-name="P8"><text:soft-page-break/></text:p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7:41:17.974062188</meta:creation-date>
    <dc:date>2018-10-05T13:25:22.402976277</dc:date>
    <meta:editing-duration>PT5H2M34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4" meta:paragraph-count="92" meta:word-count="701" meta:character-count="4173" meta:non-whitespace-character-count="3547"/>
  </office:meta>
</office:document-meta>
</file>